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" manifest:media-type=""/>
  <manifest:file-entry manifest:full-path="ObjectReplacements/Object 4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adornments="標準" style:font-pitch="variable"/>
    <style:font-face style:name="游明朝2" svg:font-family="游明朝" style:font-pitch="variable"/>
    <style:font-face style:name="游明朝3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5.75cm" fo:min-width="21cm"/>
    </style:style>
    <style:style style:name="gr2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1.25cm" fo:min-width="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  <style:paragraph-properties style:writing-mode="lr-tb"/>
    </style:style>
    <style:style style:name="gr5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solid" svg:stroke-width="0.035cm" svg:stroke-color="#158466" draw:marker-start-width="0.252cm" draw:marker-end-width="0.252cm" draw:fill="none" loext:fill-use-slide-background="false" draw:textarea-horizontal-align="justify" draw:textarea-vertical-align="middle" draw:auto-grow-height="false" fo:min-height="4.716cm" fo:min-width="24.466cm" fo:padding-top="0.142cm" fo:padding-bottom="0.142cm" fo:padding-left="0.267cm" fo:padding-right="0.267cm" draw:shadow="visible" draw:shadow-opacity="39%"/>
    </style:style>
    <style:style style:name="gr7" style:family="graphic" style:parent-style-name="standard">
      <style:graphic-properties draw:stroke="none" draw:fill-color="#ffff00" draw:opacity="18%" draw:textarea-horizontal-align="justify" draw:textarea-vertical-align="middle" draw:auto-grow-height="false" fo:min-height="4.262cm" fo:min-width="24.012cm"/>
    </style:style>
    <style:style style:name="gr8" style:family="graphic" style:parent-style-name="standard">
      <style:graphic-properties draw:stroke="solid" svg:stroke-width="0.035cm" svg:stroke-color="#158466" draw:marker-start-width="0.252cm" draw:marker-end-width="0.252cm" draw:fill="none" loext:fill-use-slide-background="false" draw:textarea-horizontal-align="justify" draw:textarea-vertical-align="middle" draw:auto-grow-height="false" fo:min-height="4.216cm" fo:min-width="24.466cm" fo:padding-top="0.142cm" fo:padding-bottom="0.142cm" fo:padding-left="0.267cm" fo:padding-right="0.267cm" draw:shadow="visible" draw:shadow-opacity="39%"/>
    </style:style>
    <style:style style:name="gr9" style:family="graphic" style:parent-style-name="standard">
      <style:graphic-properties draw:stroke="none" draw:fill-color="#ffff00" draw:opacity="18%" draw:textarea-horizontal-align="justify" draw:textarea-vertical-align="middle" draw:auto-grow-height="false" fo:min-height="5.616cm" fo:min-width="23.866cm"/>
    </style:style>
    <style:style style:name="gr10" style:family="graphic" style:parent-style-name="standard">
      <style:graphic-properties draw:stroke="none" draw:fill="none" fo:min-height="2.118cm"/>
      <style:paragraph-properties style:writing-mode="lr-tb"/>
    </style:style>
    <style:style style:name="pr1" style:family="presentation" style:parent-style-name="標準-title">
      <style:graphic-properties draw:auto-grow-height="true" fo:min-height="2.5cm"/>
      <style:paragraph-properties style:writing-mode="lr-tb"/>
    </style:style>
    <style:style style:name="pr2" style:family="presentation" style:parent-style-name="標準-outline1">
      <style:graphic-properties fo:min-height="11.098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line-height="115%"/>
    </style:style>
    <style:style style:name="P4" style:family="paragraph">
      <loext:graphic-properties draw:fill="none" draw:fill-color="#ffffff"/>
      <style:paragraph-properties fo:line-height="115%"/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line-height="15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00" draw:opacity="18%"/>
      <style:paragraph-properties fo:text-align="center"/>
    </style:style>
    <style:style style:name="P9" style:family="paragraph">
      <loext:graphic-properties draw:fill="none"/>
      <style:text-properties fo:color="#3465a4" loext:opacity="100%" loext:color-lum-mod="100%" loext:color-lum-off="0%" style:font-name="メイリオ" fo:text-shadow="1pt 1pt" style:font-name-asian="メイリオ"/>
    </style:style>
    <style:style style:name="P10" style:family="paragraph">
      <loext:graphic-properties draw:fill-color="#ffffff"/>
      <style:text-properties style:font-size-asian="20pt"/>
    </style:style>
    <style:style style:name="T1" style:family="text"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text-underline-style="wave" style:text-underline-width="auto" style:text-underline-color="font-color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color="#bf0041" loext:opacity="100%"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8" style:family="text">
      <style:text-properties fo:color="#3465a4" loext:opacity="100%" style:font-name="メイリオ" fo:font-size="40pt" fo:font-style="italic" fo:text-shadow="1pt 1pt" fo:font-weight="bold" style:font-name-asian="メイリオ" style:font-size-asian="40pt" style:font-style-asian="italic" style:font-weight-asian="bold" style:font-size-complex="40pt" style:font-style-complex="italic" style:font-weight-complex="bold"/>
    </style:style>
    <style:style style:name="T9" style:family="text">
      <style:text-properties fo:color="#3465a4" loext:opacity="100%" style:font-name="メイリオ" fo:font-size="40pt" fo:text-shadow="1pt 1pt" fo:font-weight="bold" style:font-name-asian="メイリオ" style:font-size-asian="40pt" style:font-weight-asian="bold" style:font-size-complex="40pt" style:font-weight-complex="bold"/>
    </style:style>
    <style:style style:name="T10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7cm" svg:height="2.5cm" svg:x="0.5cm" svg:y="0.5cm" presentation:class="title">
          <draw:text-box>
            <text:p>数学A　場合の数と確率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item>
                <text:p>第2節</text:p>
                <text:list>
                  <text:list-item>
                    <text:p>６　事象と確率</text:p>
                  </text:list-item>
                  <text:list-item>
                    <text:p>７　確率の基本性質</text:p>
                  </text:list-item>
                  <text:list-item>
                    <text:p>８　独立な試行の確率</text:p>
                  </text:list-item>
                  <text:list-item>
                    <text:p>９　反復試行の確率</text:p>
                  </text:list-item>
                  <text:list-item>
                    <text:p>１０　条件付き確率</text:p>
                  </text:list-item>
                  <text:list-item>
                    <text:p>１１　期待値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" draw:text-style-name="P1" draw:layer="layout" svg:width="21.5cm" svg:height="6cm" svg:x="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cm" svg:height="1.5cm" svg:x="1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draw:frame presentation:style-name="pr1" draw:layer="layout" svg:width="27cm" svg:height="2.5cm" svg:x="0.5cm" svg:y="0.5cm" presentation:class="title" presentation:placeholder="true">
          <draw:text-box/>
        </draw:frame>
        <draw:frame presentation:style-name="pr2" draw:layer="layout" svg:width="27cm" svg:height="3.5cm" svg:x="0.5cm" svg:y="3cm" presentation:class="outline" presentation:user-transformed="true">
          <draw:text-box>
            <text:list text:style-name="L2">
              <text:list-item>
                <text:p>あいうえお</text:p>
                <text:list>
                  <text:list-item>
                    <text:p>あいうえお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.5cm" svg:height="1.307cm" svg:x="1cm" svg:y="6.33cm">
          <draw:text-box>
            <text:p text:style-name="P3"><text:span text:style-name="T1">あいうえお</text:span></text:p>
          </draw:text-box>
        </draw:frame>
        <draw:frame draw:style-name="gr5" draw:text-style-name="P5" draw:layer="layout" svg:width="0.001cm" svg:height="1.016cm" svg:x="14.041cm" svg:y="8.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確率の基本性質 1⃣</text:p>
          </draw:text-box>
        </draw:frame>
        <draw:frame presentation:style-name="pr2" draw:layer="layout" svg:width="27cm" svg:height="10.5cm" svg:x="0.5cm" svg:y="3cm" presentation:class="outline" presentation:user-transformed="true">
          <draw:text-box>
            <text:list text:style-name="L2">
              <text:list-item>
                <text:p>思い出す</text:p>
                <text:list>
                  <text:list-header>
                    <text:p><text:span text:style-name="T2">事象</text:span><text:span text:style-name="T3">A</text:span><text:span text:style-name="T2"> </text:span><text:span text:style-name="T2">の確率：</text:span></text:p>
                    <text:p/>
                    <text:p><text:span text:style-name="T2">　　　　　　　　はそれぞれ</text:span><text:span text:style-name="T3">U, A</text:span><text:span text:style-name="T2"> </text:span><text:span text:style-name="T2">の要素の個数。</text:span></text:p>
                    <text:p><text:span text:style-name="T2"/></text:p>
                    <text:p text:style-name="P6"><text:span text:style-name="T2"/></text:p>
                  </text:list-header>
                </text:list>
              </text:list-item>
            </text:list>
          </draw:text-box>
        </draw:frame>
        <draw:frame draw:style-name="gr5" draw:text-style-name="P5" draw:layer="layout" svg:width="4.45cm" svg:height="2.15cm" svg:x="10.55cm" svg:y="5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5" draw:layer="layout" svg:width="4.3cm" svg:height="1.107cm" svg:x="3cm" svg:y="7.89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6" draw:text-style-name="P7" draw:layer="layout" svg:width="25cm" svg:height="5cm" svg:x="1.5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7" draw:text-style-name="P8" draw:layer="layout" svg:width="25cm" svg:height="5cm" svg:x="1.5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7cm" svg:height="2.5cm" svg:x="0.5cm" svg:y="0.5cm" presentation:class="title">
          <draw:text-box>
            <text:p>確率の基本性質 1⃣</text:p>
          </draw:text-box>
        </draw:frame>
        <draw:frame presentation:style-name="pr2" draw:layer="layout" svg:width="27cm" svg:height="12.5cm" svg:x="0.5cm" svg:y="3cm" presentation:class="outline" presentation:user-transformed="true">
          <draw:text-box>
            <text:list text:style-name="L2">
              <text:list-item>
                <text:p>思い出す</text:p>
                <text:list>
                  <text:list-header>
                    <text:p><text:span text:style-name="T2">事象</text:span><text:span text:style-name="T3">A</text:span><text:span text:style-name="T2"> </text:span><text:span text:style-name="T2">の確率：</text:span></text:p>
                    <text:p/>
                    <text:p><text:span text:style-name="T2">　　　　　　　　はそれぞれ</text:span><text:span text:style-name="T3">U, A</text:span><text:span text:style-name="T2"> </text:span><text:span text:style-name="T2">の要素の個数。</text:span></text:p>
                    <text:p><text:span text:style-name="T2"/></text:p>
                  </text:list-header>
                  <text:list-item>
                    <text:p text:style-name="P6"><text:span text:style-name="T2"><text:s text:c="22"/></text:span><text:span text:style-name="T2">であるから、　　　　　　　　　。</text:span></text:p>
                    <text:list>
                      <text:list-header>
                        <text:p text:style-name="P6"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5" draw:layer="layout" svg:width="4.45cm" svg:height="2.15cm" svg:x="10.55cm" svg:y="5.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" draw:text-style-name="P5" draw:layer="layout" svg:width="4.3cm" svg:height="1.107cm" svg:x="3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" draw:text-style-name="P5" draw:layer="layout" svg:width="5.858cm" svg:height="1.107cm" svg:x="3.142cm" svg:y="1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" draw:text-style-name="P5" draw:layer="layout" svg:width="4.509cm" svg:height="1.107cm" svg:x="14cm" svg:y="1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6" draw:text-style-name="P7" draw:layer="layout" svg:width="25cm" svg:height="5cm" svg:x="1.5cm" svg:y="4.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custom-shape draw:style-name="gr7" draw:text-style-name="P8" draw:layer="layout" svg:width="25cm" svg:height="5cm" svg:x="1.5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7cm" svg:height="2.5cm" svg:x="0.5cm" svg:y="0.5cm" presentation:class="title">
          <draw:text-box>
            <text:p>確率の基本性質 1⃣</text:p>
          </draw:text-box>
        </draw:frame>
        <draw:frame presentation:style-name="pr2" draw:layer="layout" svg:width="27cm" svg:height="12.5cm" svg:x="0.5cm" svg:y="3cm" presentation:class="outline" presentation:user-transformed="true">
          <draw:text-box>
            <text:list text:style-name="L2">
              <text:list-item>
                <text:p>思い出す</text:p>
                <text:list>
                  <text:list-header>
                    <text:p><text:span text:style-name="T2">事象</text:span><text:span text:style-name="T3">A</text:span><text:span text:style-name="T2"> </text:span><text:span text:style-name="T2">の確率：</text:span></text:p>
                    <text:p/>
                    <text:p><text:span text:style-name="T2">　　　　　　　　はそれぞれ</text:span><text:span text:style-name="T3">U, A</text:span><text:span text:style-name="T2"> </text:span><text:span text:style-name="T2">の要素の個数。</text:span></text:p>
                    <text:p><text:span text:style-name="T2"/></text:p>
                  </text:list-header>
                  <text:list-item>
                    <text:p text:style-name="P6"><text:span text:style-name="T2"><text:s text:c="22"/></text:span><text:span text:style-name="T2">であるから、　　　　　　　　　。</text:span></text:p>
                    <text:list>
                      <text:list-item>
                        <text:p text:style-name="P6"><text:span text:style-name="T2"><text:s text:c="4"/></text:span><text:span text:style-name="T2">　　　　は　　　　　のとき。</text:span></text:p>
                        <text:p text:style-name="P6"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5" draw:layer="layout" svg:width="4.45cm" svg:height="2.15cm" svg:x="10.55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" draw:text-style-name="P5" draw:layer="layout" svg:width="4.3cm" svg:height="1.107cm" svg:x="3cm" svg:y="7.89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5" draw:text-style-name="P5" draw:layer="layout" svg:width="5.858cm" svg:height="1.107cm" svg:x="3.142cm" svg:y="1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" draw:text-style-name="P5" draw:layer="layout" svg:width="4.509cm" svg:height="1.107cm" svg:x="14cm" svg:y="1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" draw:text-style-name="P5" draw:layer="layout" svg:width="3.279cm" svg:height="1.107cm" svg:x="4cm" svg:y="12.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" draw:text-style-name="P5" draw:layer="layout" svg:width="2.232cm" svg:height="1.016cm" svg:x="8.768cm" svg:y="12.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6" draw:text-style-name="P7" draw:layer="layout" svg:width="25cm" svg:height="5cm" svg:x="1.5cm" svg:y="4.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custom-shape draw:style-name="gr7" draw:text-style-name="P8" draw:layer="layout" svg:width="25cm" svg:height="5cm" svg:x="1.5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7cm" svg:height="2.5cm" svg:x="0.5cm" svg:y="0.5cm" presentation:class="title">
          <draw:text-box>
            <text:p>確率の基本性質 1⃣</text:p>
          </draw:text-box>
        </draw:frame>
        <draw:frame presentation:style-name="pr2" draw:layer="layout" svg:width="27cm" svg:height="12.5cm" svg:x="0.5cm" svg:y="3cm" presentation:class="outline" presentation:user-transformed="true">
          <draw:text-box>
            <text:list text:style-name="L2">
              <text:list-item>
                <text:p>思い出す</text:p>
                <text:list>
                  <text:list-header>
                    <text:p><text:span text:style-name="T2">事象</text:span><text:span text:style-name="T3">A</text:span><text:span text:style-name="T2"> </text:span><text:span text:style-name="T2">の確率：</text:span></text:p>
                    <text:p/>
                    <text:p><text:span text:style-name="T2">　　　　　　　　はそれぞれ</text:span><text:span text:style-name="T3">U, A</text:span><text:span text:style-name="T2"> </text:span><text:span text:style-name="T2">の要素の個数。</text:span></text:p>
                    <text:p><text:span text:style-name="T2"/></text:p>
                  </text:list-header>
                  <text:list-item>
                    <text:p text:style-name="P6"><text:span text:style-name="T2"><text:s text:c="22"/></text:span><text:span text:style-name="T2">であるから、　　　　　　　　　。</text:span></text:p>
                    <text:list>
                      <text:list-item>
                        <text:p text:style-name="P6"><text:span text:style-name="T2"><text:s text:c="4"/></text:span><text:span text:style-name="T2">　　　　は　　　　　のとき。</text:span></text:p>
                      </text:list-item>
                      <text:list-item>
                        <text:p text:style-name="P6"><text:span text:style-name="T2">　　　　　　は　　　　　のとき。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5" draw:layer="layout" svg:width="4.45cm" svg:height="2.15cm" svg:x="10.55cm" svg:y="5.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" draw:text-style-name="P5" draw:layer="layout" svg:width="4.3cm" svg:height="1.107cm" svg:x="3cm" svg:y="7.89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" draw:text-style-name="P5" draw:layer="layout" svg:width="5.858cm" svg:height="1.107cm" svg:x="3.142cm" svg:y="1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" draw:text-style-name="P5" draw:layer="layout" svg:width="4.509cm" svg:height="1.107cm" svg:x="14cm" svg:y="11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5" draw:text-style-name="P5" draw:layer="layout" svg:width="3.279cm" svg:height="1.107cm" svg:x="4cm" svg:y="12.6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5" draw:text-style-name="P5" draw:layer="layout" svg:width="2.232cm" svg:height="1.016cm" svg:x="8.768cm" svg:y="12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5" draw:text-style-name="P5" draw:layer="layout" svg:width="3.251cm" svg:height="1.107cm" svg:x="3.949cm" svg:y="14.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5" draw:text-style-name="P5" draw:layer="layout" svg:width="2.218cm" svg:height="1.016cm" svg:x="8.682cm" svg:y="14.18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custom-shape draw:style-name="gr6" draw:text-style-name="P7" draw:layer="layout" svg:width="25cm" svg:height="5cm" svg:x="1.5cm" svg:y="4.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確率の基本性質 2⃣</text:p>
          </draw:text-box>
        </draw:frame>
        <draw:frame presentation:style-name="pr2" draw:layer="layout" svg:width="27cm" svg:height="12.75cm" svg:x="0.5cm" svg:y="2.557cm" presentation:class="outline" presentation:user-transformed="true">
          <draw:text-box>
            <text:list text:style-name="L2">
              <text:list-item>
                <text:p><text:span text:style-name="T2">思い出す</text:span></text:p>
                <text:list>
                  <text:list-header>
                    <text:p><text:span text:style-name="T4">事象</text:span><text:span text:style-name="T4">A, B </text:span><text:span text:style-name="T4">が</text:span><text:span text:style-name="T5">互いに排反（　　　　　　）である</text:span><text:span text:style-name="T4">とき、</text:span></text:p>
                    <text:p/>
                    <text:p>が成り立つ。</text:p>
                    <text:p><text:span text:style-name="T6"/></text:p>
                    <text:p/>
                  </text:list-header>
                </text:list>
              </text:list-item>
            </text:list>
          </draw:text-box>
        </draw:frame>
        <draw:frame draw:style-name="gr5" draw:text-style-name="P5" draw:layer="layout" svg:width="3.663cm" svg:height="1.016cm" svg:x="13.037cm" svg:y="4.28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5" draw:layer="layout" svg:width="8.358cm" svg:height="1.107cm" svg:x="8cm" svg:y="5.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8" draw:text-style-name="P7" draw:layer="layout" svg:width="25cm" svg:height="4.5cm" svg:x="1.6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9" draw:text-style-name="P8" draw:layer="layout" svg:width="25cm" svg:height="6.5cm" svg:x="1.50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7cm" svg:height="2.5cm" svg:x="0.5cm" svg:y="0.5cm" presentation:class="title">
          <draw:text-box>
            <text:p>確率の基本性質 2⃣</text:p>
          </draw:text-box>
        </draw:frame>
        <draw:frame presentation:style-name="pr2" draw:layer="layout" svg:width="27cm" svg:height="12.75cm" svg:x="0.5cm" svg:y="2.557cm" presentation:class="outline" presentation:user-transformed="true">
          <draw:text-box>
            <text:list text:style-name="L2">
              <text:list-item>
                <text:p><text:span text:style-name="T2">思い出す</text:span></text:p>
                <text:list>
                  <text:list-header>
                    <text:p><text:span text:style-name="T4">事象</text:span><text:span text:style-name="T4">A, B </text:span><text:span text:style-name="T4">が</text:span><text:span text:style-name="T5">互いに排反（　　　　　　）である</text:span><text:span text:style-name="T4">とき、</text:span></text:p>
                    <text:p/>
                    <text:p>が成り立つ。</text:p>
                    <text:p><text:span text:style-name="T6"/></text:p>
                    <text:p>上式より、　　　　　　　　　　　　　　　　</text:p>
                    <text:p/>
                  </text:list-header>
                </text:list>
              </text:list-item>
            </text:list>
          </draw:text-box>
        </draw:frame>
        <draw:frame draw:style-name="gr5" draw:text-style-name="P5" draw:layer="layout" svg:width="3.663cm" svg:height="1.016cm" svg:x="13.037cm" svg:y="4.28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5" draw:layer="layout" svg:width="8.358cm" svg:height="1.107cm" svg:x="8cm" svg:y="5.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5" draw:layer="layout" svg:width="9.235cm" svg:height="2.277cm" svg:x="7.133cm" svg:y="9.4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4" draw:layer="layout" svg:width="26.5cm" svg:height="2.226cm" svg:x="3cm" svg:y="14cm">
          <draw:text-box>
            <text:p text:style-name="P3"><text:span text:style-name="T1"/></text:p>
            <text:p text:style-name="P3"><text:span text:style-name="T1"/></text:p>
          </draw:text-box>
        </draw:frame>
        <draw:custom-shape draw:style-name="gr8" draw:text-style-name="P7" draw:layer="layout" svg:width="25cm" svg:height="4.5cm" svg:x="1.6cm" svg:y="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custom-shape draw:style-name="gr9" draw:text-style-name="P8" draw:layer="layout" svg:width="25cm" svg:height="6.5cm" svg:x="1.50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7cm" svg:height="2.5cm" svg:x="0.5cm" svg:y="0.5cm" presentation:class="title">
          <draw:text-box>
            <text:p>確率の基本性質 2⃣</text:p>
          </draw:text-box>
        </draw:frame>
        <draw:frame presentation:style-name="pr2" draw:layer="layout" svg:width="27cm" svg:height="12.75cm" svg:x="0.5cm" svg:y="2.557cm" presentation:class="outline" presentation:user-transformed="true">
          <draw:text-box>
            <text:list text:style-name="L2">
              <text:list-item>
                <text:p><text:span text:style-name="T2">思い出す</text:span></text:p>
                <text:list>
                  <text:list-header>
                    <text:p><text:span text:style-name="T4">事象</text:span><text:span text:style-name="T4">A, B </text:span><text:span text:style-name="T4">が</text:span><text:span text:style-name="T5">互いに排反（　　　　　　）である</text:span><text:span text:style-name="T4">とき、</text:span></text:p>
                    <text:p/>
                    <text:p>が成り立つ。</text:p>
                    <text:p><text:span text:style-name="T6"/></text:p>
                    <text:p>上式より、　　　　　　　　　　　　　　　　すなわち、</text:p>
                    <text:p/>
                    <text:p/>
                  </text:list-header>
                </text:list>
              </text:list-item>
            </text:list>
          </draw:text-box>
        </draw:frame>
        <draw:frame draw:style-name="gr5" draw:text-style-name="P5" draw:layer="layout" svg:width="3.663cm" svg:height="1.016cm" svg:x="13.037cm" svg:y="4.28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5" draw:layer="layout" svg:width="8.358cm" svg:height="1.107cm" svg:x="8cm" svg:y="5.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5" draw:layer="layout" svg:width="9.235cm" svg:height="2.277cm" svg:x="7.133cm" svg:y="9.42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5" draw:layer="layout" svg:width="8.931cm" svg:height="1.107cm" svg:x="8.5cm" svg:y="12.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4" draw:layer="layout" svg:width="26.5cm" svg:height="1.307cm" svg:x="3cm" svg:y="14cm">
          <draw:text-box>
            <text:p text:style-name="P3"><text:span text:style-name="T1">が成り立つ（</text:span><text:span text:style-name="T7">確率の加法定理</text:span><text:span text:style-name="T1">）。</text:span></text:p>
          </draw:text-box>
        </draw:frame>
        <draw:custom-shape draw:style-name="gr8" draw:text-style-name="P7" draw:layer="layout" svg:width="25cm" svg:height="4.5cm" svg:x="1.6cm" svg:y="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custom-shape draw:style-name="gr9" draw:text-style-name="P8" draw:layer="layout" svg:width="25cm" svg:height="6.5cm" svg:x="1.50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7cm" svg:height="2.5cm" svg:x="0.5cm" svg:y="0.5cm" presentation:class="title">
          <draw:text-box>
            <text:p>確率の基本性質 2⃣</text:p>
          </draw:text-box>
        </draw:frame>
        <draw:frame presentation:style-name="pr2" draw:layer="layout" svg:width="27cm" svg:height="12.75cm" svg:x="0.5cm" svg:y="2.557cm" presentation:class="outline" presentation:user-transformed="true">
          <draw:text-box>
            <text:list text:style-name="L2">
              <text:list-item>
                <text:p><text:span text:style-name="T2">思い出す</text:span></text:p>
                <text:list>
                  <text:list-header>
                    <text:p><text:span text:style-name="T4">事象</text:span><text:span text:style-name="T4">A, B </text:span><text:span text:style-name="T4">が</text:span><text:span text:style-name="T5">互いに排反（　　　　　　）である</text:span><text:span text:style-name="T4">とき、</text:span></text:p>
                    <text:p/>
                    <text:p>が成り立つ。</text:p>
                    <text:p><text:span text:style-name="T6"/></text:p>
                    <text:p>上式より、　　　　　　　　　　　　　　　　すなわち、</text:p>
                    <text:p/>
                    <text:p/>
                  </text:list-header>
                </text:list>
              </text:list-item>
            </text:list>
          </draw:text-box>
        </draw:frame>
        <draw:frame draw:style-name="gr5" draw:text-style-name="P5" draw:layer="layout" svg:width="3.663cm" svg:height="1.016cm" svg:x="13.037cm" svg:y="4.28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5" draw:layer="layout" svg:width="8.358cm" svg:height="1.107cm" svg:x="8cm" svg:y="5.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5" draw:layer="layout" svg:width="9.235cm" svg:height="2.277cm" svg:x="7.133cm" svg:y="9.42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" draw:text-style-name="P5" draw:layer="layout" svg:width="8.931cm" svg:height="1.107cm" svg:x="8.5cm" svg:y="12.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" draw:text-style-name="P4" draw:layer="layout" svg:width="26.5cm" svg:height="1.307cm" svg:x="3cm" svg:y="14cm">
          <draw:text-box>
            <text:p text:style-name="P3"><text:span text:style-name="T1">が成り立つ（</text:span><text:span text:style-name="T7">確率の加法定理</text:span><text:span text:style-name="T1">）。</text:span></text:p>
          </draw:text-box>
        </draw:frame>
        <draw:custom-shape draw:style-name="gr8" draw:text-style-name="P7" draw:layer="layout" svg:width="25cm" svg:height="4.5cm" svg:x="1.6cm" svg:y="4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4cm" svg:height="2.368cm" svg:x="4.5cm" svg:y="8cm">
          <draw:text-box>
            <text:p><text:span text:style-name="T8">A</text:span><text:span text:style-name="T9"> </text:span><text:span text:style-name="T9">と</text:span><text:span text:style-name="T8">B </text:span><text:span text:style-name="T9">が互いに排反のとき！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まとめ　確率の基本性質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list>
                  <text:list-item>
                    <text:p>どのような事象A についても、</text:p>
                    <text:p/>
                    <text:p/>
                    <text:p>　　　　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5" draw:text-style-name="P5" draw:layer="layout" svg:width="4.844cm" svg:height="1.107cm" svg:x="10.491cm" svg:y="4.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まとめ　確率の基本性質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list>
                  <text:list-item>
                    <text:p>どのような事象A についても、</text:p>
                    <text:p/>
                    <text:p>特に、空集合　　の確率は</text:p>
                    <text:p>　　　　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5" draw:text-style-name="P5" draw:layer="layout" svg:width="4.844cm" svg:height="1.107cm" svg:x="10.491cm" svg:y="4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5" draw:layer="layout" svg:width="3.811cm" svg:height="1.107cm" svg:x="13.5cm" svg:y="5.99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5" draw:layer="layout" svg:width="0.808cm" svg:height="0.834cm" svg:x="8.192cm" svg:y="6.26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まとめ　確率の基本性質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list>
                  <text:list-item>
                    <text:p>どのような事象A についても、</text:p>
                    <text:p/>
                    <text:p>特に、空集合　　の確率は</text:p>
                    <text:p>　　　　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5" draw:text-style-name="P5" draw:layer="layout" svg:width="4.844cm" svg:height="1.107cm" svg:x="10.491cm" svg:y="4.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5" draw:layer="layout" svg:width="3.811cm" svg:height="1.107cm" svg:x="13.5cm" svg:y="5.99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5" draw:layer="layout" svg:width="0.808cm" svg:height="0.834cm" svg:x="8.192cm" svg:y="6.26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まとめ　確率の基本性質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list>
                  <text:list-item>
                    <text:p>どのような事象A についても、</text:p>
                    <text:p/>
                    <text:p>特に、空集合　　の確率は</text:p>
                    <text:p>　　　　全事象　　の確率は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5" draw:text-style-name="P5" draw:layer="layout" svg:width="4.844cm" svg:height="1.107cm" svg:x="10.491cm" svg:y="4.5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5" draw:text-style-name="P5" draw:layer="layout" svg:width="3.811cm" svg:height="1.107cm" svg:x="13.5cm" svg:y="5.99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5" draw:text-style-name="P5" draw:layer="layout" svg:width="3.62cm" svg:height="1.107cm" svg:x="13.494cm" svg:y="7.45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5" draw:text-style-name="P5" draw:layer="layout" svg:width="0.808cm" svg:height="0.834cm" svg:x="8.192cm" svg:y="6.2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5" draw:text-style-name="P5" draw:layer="layout" svg:width="0.794cm" svg:height="1.016cm" svg:x="8.306cm" svg:y="7.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まとめ　確率の基本性質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list>
                  <text:list-item>
                    <text:p>どのような事象A についても、</text:p>
                    <text:p/>
                    <text:p>特に、空集合　　の確率は</text:p>
                    <text:p>　　　　全事象　　の確率は</text:p>
                    <text:p/>
                  </text:list-item>
                  <text:list-item>
                    <text:p>（<text:span text:style-name="T10">確率の加法定理</text:span>）　互いに排反な事象A ,B について、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4.844cm" svg:height="1.107cm" svg:x="10.491cm" svg:y="4.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5" draw:text-style-name="P5" draw:layer="layout" svg:width="3.811cm" svg:height="1.107cm" svg:x="13.5cm" svg:y="5.99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5" draw:text-style-name="P5" draw:layer="layout" svg:width="3.62cm" svg:height="1.107cm" svg:x="13.494cm" svg:y="7.452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5" draw:text-style-name="P5" draw:layer="layout" svg:width="0.808cm" svg:height="0.834cm" svg:x="8.192cm" svg:y="6.26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5" draw:text-style-name="P5" draw:layer="layout" svg:width="0.794cm" svg:height="1.016cm" svg:x="8.306cm" svg:y="7.5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5" draw:text-style-name="P5" draw:layer="layout" svg:width="9.236cm" svg:height="1.107cm" svg:x="8.569cm" svg:y="11.89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adornments="標準" style:font-pitch="variable"/>
    <style:font-face style:name="游明朝2" svg:font-family="游明朝" style:font-pitch="variable"/>
    <style:font-face style:name="游明朝3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3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游明朝1" fo:font-family="游明朝" style:font-style-name="標準" style:font-pitch="variable" style:font-name-asian="BIZ UDPゴシック1" style:font-family-asian="'BIZ UDPゴシック'" style:font-style-name-asian="標準" style:font-pitch-asian="variable" style:font-size-asian="2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fo:color="#22c9b2" fo:font-size="100%"/>
          </text:list-level-style-bullet>
          <text:list-level-style-bullet text:level="2" text:bullet-char="▸">
            <style:list-level-properties text:space-before="1.5cm" text:min-label-width="0.9cm"/>
            <style:text-properties fo:font-family="OpenSymbol" style:font-style-name="Regular" fo:color="#469ab0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9488a" loext:opacity="100%" loext:color-lum-mod="100%" loext:color-lum-off="0%" style:text-outline="false" style:text-line-through-style="none" style:text-line-through-type="none" style:font-name="メイリオ" fo:font-family="メイリオ" style:font-pitch="variable" fo:font-size="32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32pt" style:font-style-asian="normal" style:font-weight-asian="bold" style:font-name-complex="Lucida Sans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標準-outline2" style:family="presentation" style:parent-style-name="標準-outline1">
      <style:paragraph-properties fo:margin-top="0.4cm" fo:margin-bottom="0cm" fo:line-height="115%"/>
      <style:text-properties fo:color="#000000" loext:opacity="100%" loext:color-lum-mod="100%" loext:color-lum-off="0%" style:font-name="BIZ UDPゴシック" fo:font-family="'BIZ UDPゴシック'" style:font-pitch="variable" fo:font-size="26pt" style:font-name-asian="BIZ UDPゴシック" style:font-family-asian="'BIZ UDPゴシック'" style:font-pitch-asian="variable" style:font-size-asian="26pt" style:font-size-complex="26pt" fo:hyphenate="false" loext:hyphenation-no-caps="false" loext:hyphenation-no-last-word="false"/>
    </style:style>
    <style:style style:name="標準-outline3" style:family="presentation" style:parent-style-name="標準-outline2">
      <style:paragraph-properties fo:margin-top="0.3cm" fo:margin-bottom="0cm"/>
      <style:text-properties fo:color="#000000" loext:opacity="100%" loext:color-lum-mod="100%" loext:color-lum-off="0%" style:font-name="BIZ UDPゴシック" fo:font-family="'BIZ UDPゴシック'" style:font-pitch="variable" fo:font-size="24pt" style:font-name-asian="BIZ UDPゴシック" style:font-family-asian="'BIZ UDPゴシック'" style:font-pitch-asian="variable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メイリオ" fo:font-family="メイリオ" style:font-pitch="variable" fo:font-size="44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9488a" loext:opacity="100%" style:text-outline="false" style:text-line-through-style="none" style:text-line-through-type="none" style:font-name="メイリオ" fo:font-size="32pt" fo:font-style="normal" fo:text-shadow="none" style:text-underline-style="none" fo:font-weight="bold" style:letter-kerning="true" fo:background-color="transparent" style:font-name-asian="メイリオ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style:text-underline-style="none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Mpr1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2" draw:layer="backgroundobjects" svg:width="27cm" svg:height="11.348cm" svg:x="0.5cm" svg:y="3cm" presentation:class="outline">
        <draw:text-box>
          <text:list text:style-name="ML2">
            <text:list-item>
              <text:p text:style-name="MP5"><text:span text:style-name="MT2">クリックしてアウトラインのテキストを編集</text:span></text:p>
              <text:list>
                <text:list-item>
                  <text:p text:style-name="MP5"><text:span text:style-name="MT3">2</text:span><text:span text:style-name="MT3">レベル目のアウトライン</text:span>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77cm" svg:y="1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625cm" svg:y="1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099cm" svg:height="1.085cm" svg:x="25.901cm" svg:y="14.66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3:27:41.177546998</meta:creation-date>
    <dc:title>japanese_16_9</dc:title>
    <meta:editing-duration>PT1H13M45S</meta:editing-duration>
    <meta:editing-cycles>5</meta:editing-cycles>
    <meta:generator>LibreOffice/7.5.5.2$Linux_X86_64 LibreOffice_project/bf0ddd27f701ac1d9e0942bffe145c51e201aa5c</meta:generator>
    <dc:date>2023-08-18T16:49:46.509686579</dc:date>
    <meta:document-statistic meta:object-count="154"/>
    <meta:template xlink:type="simple" xlink:actuate="onRequest" xlink:title="japanese_16_9" xlink:href="../../../snap/libreoffice/285/.config/libreoffice/4/user/template/japanese_16_91.otp" meta:date="2023-08-18T13:27:39.70116283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style mathcolor="black">
      <mrow>
        <mrow>
          <mi>A</mi>
          <mo stretchy="false">∩</mo>
          <mi>B</mi>
        </mrow>
        <mo stretchy="false">=</mo>
        <mi mathvariant="normal">∅</mi>
      </mrow>
    </mstyle>
    <annotation encoding="StarMath 5.0">color black { A intersection B = emptyset}</annotation>
  </semantics>
</math>
</file>

<file path=Object 11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o fence="true" form="prefix" stretchy="false">(</mo>
        <mrow>
          <mi>B</mi>
        </mrow>
        <mo fence="true" form="postfix" stretchy="false">)</mo>
      </mrow>
    </mrow>
    <annotation encoding="StarMath 5.0">n(A union B)=n(A) + n(B)</annotation>
  </semantics>
</math>
</file>

<file path=Object 12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n>1</mn>
      </mrow>
      <mi>.</mi>
    </mrow>
    <annotation encoding="StarMath 5.0">0 &lt;= P(A) &lt;= 1 .</annotation>
  </semantics>
</math>
</file>

<file path=Object 13/content.xml><?xml version="1.0" encoding="utf-8"?>
<math xmlns="http://www.w3.org/1998/Math/MathML" display="block">
  <semantics>
    <mstyle mathcolor="black">
      <mrow>
        <mrow>
          <mi>A</mi>
          <mo stretchy="false">∩</mo>
          <mi>B</mi>
        </mrow>
        <mo stretchy="false">=</mo>
        <mi mathvariant="normal">∅</mi>
      </mrow>
    </mstyle>
    <annotation encoding="StarMath 5.0">color black { A intersection B = emptyset}</annotation>
  </semantics>
</math>
</file>

<file path=Object 14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n>1</mn>
      </mrow>
      <mi>.</mi>
    </mrow>
    <annotation encoding="StarMath 5.0">0 &lt;= P(A) &lt;= 1 .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 mathvariant="normal">∅</mi>
          </mrow>
          <mo fence="true" form="postfix" stretchy="false">)</mo>
        </mrow>
        <mo stretchy="false">=</mo>
        <mn>0</mn>
      </mrow>
      <mi>,</mi>
    </mrow>
    <annotation encoding="StarMath 5.0">P( emptyset ) =0 ,</annotation>
  </semantics>
</math>
</file>

<file path=Object 16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17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o fence="true" form="prefix" stretchy="false">(</mo>
        <mrow>
          <mi>B</mi>
        </mrow>
        <mo fence="true" form="postfix" stretchy="false">)</mo>
      </mrow>
    </mrow>
    <annotation encoding="StarMath 5.0">n(A union B)=n(A) + n(B)</annotation>
  </semantics>
</math>
</file>

<file path=Object 18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n>1</mn>
      </mrow>
      <mi>.</mi>
    </mrow>
    <annotation encoding="StarMath 5.0">0 &lt;= P(A) &lt;= 1 .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 mathvariant="normal">∅</mi>
          </mrow>
          <mo fence="true" form="postfix" stretchy="false">)</mo>
        </mrow>
        <mo stretchy="false">=</mo>
        <mn>0</mn>
      </mrow>
      <mi>,</mi>
    </mrow>
    <annotation encoding="StarMath 5.0">P( emptyset ) =0 ,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</mrow>
    </mrow>
    <annotation encoding="StarMath 5.0">P ( A ) ={ n(A) } over { n(U) }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</mrow>
    </mrow>
    <annotation encoding="StarMath 5.0">P ( A ) ={ n(A) } over { n(U) }</annotation>
  </semantics>
</math>
</file>

<file path=Object 21/content.xml><?xml version="1.0" encoding="utf-8"?>
<math xmlns="http://www.w3.org/1998/Math/MathML" display="block">
  <semantics>
    <mrow>
      <mi>n</mi>
      <mrow>
        <mo fence="true" form="prefix" stretchy="false">(</mo>
        <mrow>
          <mi>U</mi>
        </mrow>
        <mo fence="true" form="postfix" stretchy="false">)</mo>
      </mrow>
      <mi>,</mi>
      <mi>n</mi>
      <mrow>
        <mo fence="true" form="prefix" stretchy="false">(</mo>
        <mrow>
          <mi>A</mi>
        </mrow>
        <mo fence="true" form="postfix" stretchy="false">)</mo>
      </mrow>
    </mrow>
    <annotation encoding="StarMath 5.0">n(U), n(A)</annotation>
  </semantics>
</math>
</file>

<file path=Object 22/content.xml><?xml version="1.0" encoding="utf-8"?>
<math xmlns="http://www.w3.org/1998/Math/MathML" display="block">
  <semantics>
    <mrow>
      <mrow>
        <mn>0</mn>
        <mo stretchy="false">≤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i>n</mi>
      </mrow>
      <mrow>
        <mo fence="true" form="prefix" stretchy="false">(</mo>
        <mrow>
          <mi>U</mi>
        </mrow>
        <mo fence="true" form="postfix" stretchy="false">)</mo>
      </mrow>
    </mrow>
    <annotation encoding="StarMath 5.0">0 &lt;= n(A) &lt;= n(U)</annotation>
  </semantics>
</math>
</file>

<file path=Object 23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n>1</mn>
      </mrow>
    </mrow>
    <annotation encoding="StarMath 5.0">0 &lt;= P(A) &lt;= 1</annotation>
  </semantics>
</math>
</file>

<file path=Object 24/content.xml><?xml version="1.0" encoding="utf-8"?>
<math xmlns="http://www.w3.org/1998/Math/MathML" display="block">
  <semantics>
    <mrow>
      <mrow>
        <mfrac>
          <mrow>
            <mi>n</mi>
            <mrow>
              <mo fence="true" form="prefix" stretchy="false">(</mo>
              <mrow>
                <mrow>
                  <mi>A</mi>
                  <mo stretchy="false">∪</mo>
                  <mi>B</mi>
                </mrow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  <mo stretchy="false">=</mo>
        <mrow>
          <mfrac>
            <mrow>
              <mi>n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  <mrow>
              <mi>n</mi>
              <mrow>
                <mo fence="true" form="prefix" stretchy="false">(</mo>
                <mrow>
                  <mi>U</mi>
                </mrow>
                <mo fence="true" form="postfix" stretchy="false">)</mo>
              </mrow>
            </mrow>
          </mfrac>
          <mo stretchy="false">+</mo>
          <mfrac>
            <mrow>
              <mi>n</mi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  <mrow>
              <mi>n</mi>
              <mrow>
                <mo fence="true" form="prefix" stretchy="false">(</mo>
                <mrow>
                  <mi>U</mi>
                </mrow>
                <mo fence="true" form="postfix" stretchy="false">)</mo>
              </mrow>
            </mrow>
          </mfrac>
        </mrow>
      </mrow>
      <mi>,</mi>
    </mrow>
    <annotation encoding="StarMath 5.0">{n(A union B) } over { n(U) } = {n(A)} over {n(U)} + {n(B)} over {n(U)} ,</annotation>
  </semantics>
</math>
</file>

<file path=Object 2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B</mi>
        </mrow>
        <mo fence="true" form="postfix" stretchy="false">)</mo>
      </mrow>
    </mrow>
    <annotation encoding="StarMath 5.0">P(A union B) =P(A) +P(B)</annotation>
  </semantics>
</math>
</file>

<file path=Object 26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27/content.xml><?xml version="1.0" encoding="utf-8"?>
<math xmlns="http://www.w3.org/1998/Math/MathML" display="block">
  <semantics>
    <mrow>
      <mrow>
        <mfrac>
          <mrow>
            <mi>n</mi>
            <mrow>
              <mo fence="true" form="prefix" stretchy="false">(</mo>
              <mrow>
                <mrow>
                  <mi>A</mi>
                  <mo stretchy="false">∪</mo>
                  <mi>B</mi>
                </mrow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  <mo stretchy="false">=</mo>
        <mrow>
          <mfrac>
            <mrow>
              <mi>n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  <mrow>
              <mi>n</mi>
              <mrow>
                <mo fence="true" form="prefix" stretchy="false">(</mo>
                <mrow>
                  <mi>U</mi>
                </mrow>
                <mo fence="true" form="postfix" stretchy="false">)</mo>
              </mrow>
            </mrow>
          </mfrac>
          <mo stretchy="false">+</mo>
          <mfrac>
            <mrow>
              <mi>n</mi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  <mrow>
              <mi>n</mi>
              <mrow>
                <mo fence="true" form="prefix" stretchy="false">(</mo>
                <mrow>
                  <mi>U</mi>
                </mrow>
                <mo fence="true" form="postfix" stretchy="false">)</mo>
              </mrow>
            </mrow>
          </mfrac>
        </mrow>
      </mrow>
      <mi>,</mi>
    </mrow>
    <annotation encoding="StarMath 5.0">{n(A union B) } over { n(U) } = {n(A)} over {n(U)} + {n(B)} over {n(U)} ,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</mrow>
    </mrow>
    <annotation encoding="StarMath 5.0">P ( A ) ={ n(A) } over { n(U) }</annotation>
  </semantics>
</math>
</file>

<file path=Object 29/content.xml><?xml version="1.0" encoding="utf-8"?>
<math xmlns="http://www.w3.org/1998/Math/MathML" display="block">
  <semantics>
    <mrow>
      <mi>n</mi>
      <mrow>
        <mo fence="true" form="prefix" stretchy="false">(</mo>
        <mrow>
          <mi>U</mi>
        </mrow>
        <mo fence="true" form="postfix" stretchy="false">)</mo>
      </mrow>
      <mi>,</mi>
      <mi>n</mi>
      <mrow>
        <mo fence="true" form="prefix" stretchy="false">(</mo>
        <mrow>
          <mi>A</mi>
        </mrow>
        <mo fence="true" form="postfix" stretchy="false">)</mo>
      </mrow>
    </mrow>
    <annotation encoding="StarMath 5.0">n(U), n(A)</annotation>
  </semantics>
</math>
</file>

<file path=Object 3/content.xml><?xml version="1.0" encoding="utf-8"?>
<math xmlns="http://www.w3.org/1998/Math/MathML" display="block">
  <semantics>
    <mrow>
      <mi>n</mi>
      <mrow>
        <mo fence="true" form="prefix" stretchy="false">(</mo>
        <mrow>
          <mi>U</mi>
        </mrow>
        <mo fence="true" form="postfix" stretchy="false">)</mo>
      </mrow>
      <mi>,</mi>
      <mi>n</mi>
      <mrow>
        <mo fence="true" form="prefix" stretchy="false">(</mo>
        <mrow>
          <mi>A</mi>
        </mrow>
        <mo fence="true" form="postfix" stretchy="false">)</mo>
      </mrow>
    </mrow>
    <annotation encoding="StarMath 5.0">n(U), n(A)</annotation>
  </semantics>
</math>
</file>

<file path=Object 30/content.xml><?xml version="1.0" encoding="utf-8"?>
<math xmlns="http://www.w3.org/1998/Math/MathML" display="block">
  <semantics>
    <mrow>
      <mrow>
        <mn>0</mn>
        <mo stretchy="false">≤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i>n</mi>
      </mrow>
      <mrow>
        <mo fence="true" form="prefix" stretchy="false">(</mo>
        <mrow>
          <mi>U</mi>
        </mrow>
        <mo fence="true" form="postfix" stretchy="false">)</mo>
      </mrow>
    </mrow>
    <annotation encoding="StarMath 5.0">0 &lt;= n(A) &lt;= n(U)</annotation>
  </semantics>
</math>
</file>

<file path=Object 31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n>1</mn>
      </mrow>
    </mrow>
    <annotation encoding="StarMath 5.0">0 &lt;= P(A) &lt;= 1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0</mn>
      </mrow>
    </mrow>
    <annotation encoding="StarMath 5.0">P(A)=0</annotation>
  </semantics>
</math>
</file>

<file path=Object 33/content.xml><?xml version="1.0" encoding="utf-8"?>
<math xmlns="http://www.w3.org/1998/Math/MathML" display="block">
  <semantics>
    <mrow>
      <mi>A</mi>
      <mo stretchy="false">=</mo>
      <mi mathvariant="normal">∅</mi>
    </mrow>
    <annotation encoding="StarMath 5.0">A=emptyset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B</mi>
        </mrow>
        <mo fence="true" form="postfix" stretchy="false">)</mo>
      </mrow>
    </mrow>
    <annotation encoding="StarMath 5.0">P(A union B) =P(A) +P(B)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</mrow>
    </mrow>
    <annotation encoding="StarMath 5.0">P ( A ) ={ n(A) } over { n(U) }</annotation>
  </semantics>
</math>
</file>

<file path=Object 37/content.xml><?xml version="1.0" encoding="utf-8"?>
<math xmlns="http://www.w3.org/1998/Math/MathML" display="block">
  <semantics>
    <mrow>
      <mi>n</mi>
      <mrow>
        <mo fence="true" form="prefix" stretchy="false">(</mo>
        <mrow>
          <mi>U</mi>
        </mrow>
        <mo fence="true" form="postfix" stretchy="false">)</mo>
      </mrow>
      <mi>,</mi>
      <mi>n</mi>
      <mrow>
        <mo fence="true" form="prefix" stretchy="false">(</mo>
        <mrow>
          <mi>A</mi>
        </mrow>
        <mo fence="true" form="postfix" stretchy="false">)</mo>
      </mrow>
    </mrow>
    <annotation encoding="StarMath 5.0">n(U), n(A)</annotation>
  </semantics>
</math>
</file>

<file path=Object 38/content.xml><?xml version="1.0" encoding="utf-8"?>
<math xmlns="http://www.w3.org/1998/Math/MathML" display="block">
  <semantics>
    <mrow>
      <mrow>
        <mn>0</mn>
        <mo stretchy="false">≤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i>n</mi>
      </mrow>
      <mrow>
        <mo fence="true" form="prefix" stretchy="false">(</mo>
        <mrow>
          <mi>U</mi>
        </mrow>
        <mo fence="true" form="postfix" stretchy="false">)</mo>
      </mrow>
    </mrow>
    <annotation encoding="StarMath 5.0">0 &lt;= n(A) &lt;= n(U)</annotation>
  </semantics>
</math>
</file>

<file path=Object 39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n>1</mn>
      </mrow>
    </mrow>
    <annotation encoding="StarMath 5.0">0 &lt;= P(A) &lt;= 1</annotation>
  </semantics>
</math>
</file>

<file path=Object 4/content.xml><?xml version="1.0" encoding="utf-8"?>
<math xmlns="http://www.w3.org/1998/Math/MathML" display="block">
  <semantics>
    <mstyle mathcolor="black">
      <mrow>
        <mrow>
          <mi>A</mi>
          <mo stretchy="false">∩</mo>
          <mi>B</mi>
        </mrow>
        <mo stretchy="false">=</mo>
        <mi mathvariant="normal">∅</mi>
      </mrow>
    </mstyle>
    <annotation encoding="StarMath 5.0">color black { A intersection B = emptyset}</annotation>
  </semantics>
</math>
</file>

<file path=Object 4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0</mn>
      </mrow>
    </mrow>
    <annotation encoding="StarMath 5.0">P(A)=0</annotation>
  </semantics>
</math>
</file>

<file path=Object 41/content.xml><?xml version="1.0" encoding="utf-8"?>
<math xmlns="http://www.w3.org/1998/Math/MathML" display="block">
  <semantics>
    <mrow>
      <mi>A</mi>
      <mo stretchy="false">=</mo>
      <mi mathvariant="normal">∅</mi>
    </mrow>
    <annotation encoding="StarMath 5.0">A=emptyset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1</mn>
      </mrow>
    </mrow>
    <annotation encoding="StarMath 5.0">P(A)=1</annotation>
  </semantics>
</math>
</file>

<file path=Object 43/content.xml><?xml version="1.0" encoding="utf-8"?>
<math xmlns="http://www.w3.org/1998/Math/MathML" display="block">
  <semantics>
    <mrow>
      <mi>A</mi>
      <mo stretchy="false">=</mo>
      <mi>U</mi>
    </mrow>
    <annotation encoding="StarMath 5.0">A=U</annotation>
  </semantics>
</math>
</file>

<file path=Object 44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n>1</mn>
      </mrow>
      <mi>.</mi>
    </mrow>
    <annotation encoding="StarMath 5.0">0 &lt;= P(A) &lt;= 1 .</annotation>
  </semantics>
</math>
</file>

<file path=Object 4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 mathvariant="normal">∅</mi>
          </mrow>
          <mo fence="true" form="postfix" stretchy="false">)</mo>
        </mrow>
        <mo stretchy="false">=</mo>
        <mn>0</mn>
      </mrow>
      <mi>,</mi>
    </mrow>
    <annotation encoding="StarMath 5.0">P( emptyset ) =0 ,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1.</mn>
      </mrow>
    </mrow>
    <annotation encoding="StarMath 5.0">P(U) =1.</annotation>
  </semantics>
</math>
</file>

<file path=Object 47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48/content.xml><?xml version="1.0" encoding="utf-8"?>
<math xmlns="http://www.w3.org/1998/Math/MathML" display="block">
  <semantics>
    <mi>U</mi>
    <annotation encoding="StarMath 5.0">U</annotation>
  </semantics>
</math>
</file>

<file path=Object 5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o fence="true" form="prefix" stretchy="false">(</mo>
        <mrow>
          <mi>B</mi>
        </mrow>
        <mo fence="true" form="postfix" stretchy="false">)</mo>
      </mrow>
    </mrow>
    <annotation encoding="StarMath 5.0">n(A union B)=n(A) + n(B)</annotation>
  </semantics>
</math>
</file>

<file path=Object 50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n>1</mn>
      </mrow>
      <mi>.</mi>
    </mrow>
    <annotation encoding="StarMath 5.0">0 &lt;= P(A) &lt;= 1 .</annotation>
  </semantics>
</math>
</file>

<file path=Object 5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 mathvariant="normal">∅</mi>
          </mrow>
          <mo fence="true" form="postfix" stretchy="false">)</mo>
        </mrow>
        <mo stretchy="false">=</mo>
        <mn>0</mn>
      </mrow>
      <mi>,</mi>
    </mrow>
    <annotation encoding="StarMath 5.0">P( emptyset ) =0 ,</annotation>
  </semantics>
</math>
</file>

<file path=Object 5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1.</mn>
      </mrow>
    </mrow>
    <annotation encoding="StarMath 5.0">P(U) =1.</annotation>
  </semantics>
</math>
</file>

<file path=Object 53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54/content.xml><?xml version="1.0" encoding="utf-8"?>
<math xmlns="http://www.w3.org/1998/Math/MathML" display="block">
  <semantics>
    <mi>U</mi>
    <annotation encoding="StarMath 5.0">U</annotation>
  </semantics>
</math>
</file>

<file path=Object 5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B</mi>
        </mrow>
        <mo fence="true" form="postfix" stretchy="false">)</mo>
      </mrow>
      <mi>.</mi>
    </mrow>
    <annotation encoding="StarMath 5.0">P(A union B)=P(A) + P(B) .</annotation>
  </semantics>
</math>
</file>

<file path=Object 6/content.xml><?xml version="1.0" encoding="utf-8"?>
<math xmlns="http://www.w3.org/1998/Math/MathML" display="block">
  <semantics>
    <mrow>
      <mrow>
        <mfrac>
          <mrow>
            <mi>n</mi>
            <mrow>
              <mo fence="true" form="prefix" stretchy="false">(</mo>
              <mrow>
                <mrow>
                  <mi>A</mi>
                  <mo stretchy="false">∪</mo>
                  <mi>B</mi>
                </mrow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  <mo stretchy="false">=</mo>
        <mrow>
          <mfrac>
            <mrow>
              <mi>n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  <mrow>
              <mi>n</mi>
              <mrow>
                <mo fence="true" form="prefix" stretchy="false">(</mo>
                <mrow>
                  <mi>U</mi>
                </mrow>
                <mo fence="true" form="postfix" stretchy="false">)</mo>
              </mrow>
            </mrow>
          </mfrac>
          <mo stretchy="false">+</mo>
          <mfrac>
            <mrow>
              <mi>n</mi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  <mrow>
              <mi>n</mi>
              <mrow>
                <mo fence="true" form="prefix" stretchy="false">(</mo>
                <mrow>
                  <mi>U</mi>
                </mrow>
                <mo fence="true" form="postfix" stretchy="false">)</mo>
              </mrow>
            </mrow>
          </mfrac>
        </mrow>
      </mrow>
      <mi>,</mi>
    </mrow>
    <annotation encoding="StarMath 5.0">{n(A union B) } over { n(U) } = {n(A)} over {n(U)} + {n(B)} over {n(U)} ,</annotation>
  </semantics>
</math>
</file>

<file path=Object 8/content.xml><?xml version="1.0" encoding="utf-8"?>
<math xmlns="http://www.w3.org/1998/Math/MathML" display="block">
  <semantics>
    <mstyle mathcolor="black">
      <mrow>
        <mrow>
          <mi>A</mi>
          <mo stretchy="false">∩</mo>
          <mi>B</mi>
        </mrow>
        <mo stretchy="false">=</mo>
        <mi mathvariant="normal">∅</mi>
      </mrow>
    </mstyle>
    <annotation encoding="StarMath 5.0">color black { A intersection B = emptyset}</annotation>
  </semantics>
</math>
</file>

<file path=Object 9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o fence="true" form="prefix" stretchy="false">(</mo>
        <mrow>
          <mi>B</mi>
        </mrow>
        <mo fence="true" form="postfix" stretchy="false">)</mo>
      </mrow>
    </mrow>
    <annotation encoding="StarMath 5.0">n(A union B)=n(A) + n(B)</annotation>
  </semantics>
</math>
</file>